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2">
      <style:text-properties fo:font-style="italic" fo:font-weight="bold" officeooo:rsid="00260d6e" officeooo:paragraph-rsid="00260d6e" style:font-style-asian="italic" style:font-weight-asian="bold" style:font-style-complex="italic" style:font-weight-complex="bold"/>
    </style:style>
    <style:style style:name="P3" style:family="paragraph" style:parent-style-name="Standard" style:list-style-name="L2">
      <style:text-properties fo:font-style="italic" fo:font-weight="bold" officeooo:paragraph-rsid="00225172" style:font-style-asian="italic" style:font-weight-asian="bold" style:font-style-complex="italic" style:font-weight-complex="bold"/>
    </style:style>
    <style:style style:name="P4" style:family="paragraph" style:parent-style-name="Standard" style:list-style-name="L2">
      <style:text-properties fo:font-style="italic" fo:font-weight="bold" officeooo:rsid="00201ce2" officeooo:paragraph-rsid="00201ce2" style:font-style-asian="italic" style:font-weight-asian="bold" style:font-style-complex="italic" style:font-weight-complex="bold"/>
    </style:style>
    <style:style style:name="P5" style:family="paragraph" style:parent-style-name="Standard" style:list-style-name="L2">
      <style:text-properties fo:font-style="italic" fo:font-weight="bold" officeooo:rsid="002a2593" officeooo:paragraph-rsid="002a2593" style:font-style-asian="italic" style:font-weight-asian="bold" style:font-style-complex="italic" style:font-weight-complex="bold"/>
    </style:style>
    <style:style style:name="P6" style:family="paragraph" style:parent-style-name="Standard" style:list-style-name="L2">
      <style:text-properties fo:font-style="italic" fo:font-weight="bold" officeooo:rsid="002bdd7d" officeooo:paragraph-rsid="002bdd7d" style:font-style-asian="italic" style:font-weight-asian="bold" style:font-style-complex="italic" style:font-weight-complex="bold"/>
    </style:style>
    <style:style style:name="P7" style:family="paragraph" style:parent-style-name="Standard" style:list-style-name="L2">
      <style:text-properties fo:font-style="italic" fo:font-weight="bold" officeooo:rsid="002e287f" officeooo:paragraph-rsid="002e287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957fb" officeooo:paragraph-rsid="001957fb" style:font-style-asian="italic" style:font-style-complex="italic"/>
    </style:style>
    <style:style style:name="P9" style:family="paragraph" style:parent-style-name="Standard">
      <style:text-properties officeooo:rsid="00178719" officeooo:paragraph-rsid="00178719"/>
    </style:style>
    <style:style style:name="P10" style:family="paragraph" style:parent-style-name="Standard">
      <style:paragraph-properties fo:text-align="justify" style:justify-single-word="false"/>
      <style:text-properties officeooo:rsid="00178719" officeooo:paragraph-rsid="00178719"/>
    </style:style>
    <style:style style:name="P11" style:family="paragraph" style:parent-style-name="Standard">
      <style:text-properties officeooo:rsid="001957fb" officeooo:paragraph-rsid="001957fb"/>
    </style:style>
    <style:style style:name="P12" style:family="paragraph" style:parent-style-name="Standard">
      <style:paragraph-properties fo:text-align="justify" style:justify-single-word="false"/>
      <style:text-properties officeooo:rsid="001957fb" officeooo:paragraph-rsid="001957fb"/>
    </style:style>
    <style:style style:name="P13" style:family="paragraph" style:parent-style-name="Standard">
      <style:text-properties fo:font-weight="normal" officeooo:rsid="001d94b9" officeooo:paragraph-rsid="001d94b9" style:font-weight-asian="normal" style:font-weight-complex="normal"/>
    </style:style>
    <style:style style:name="P14" style:family="paragraph" style:parent-style-name="Standard">
      <style:text-properties fo:font-weight="normal" officeooo:rsid="001d94b9" officeooo:paragraph-rsid="00201ce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d94b9" officeooo:paragraph-rsid="001d94b9" style:font-weight-asian="normal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font-weight="normal" officeooo:rsid="00201ce2" officeooo:paragraph-rsid="00225172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weight="normal" officeooo:rsid="00260d6e" officeooo:paragraph-rsid="00260d6e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2a2593" officeooo:paragraph-rsid="002a2593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weight="normal" officeooo:rsid="002bdd7d" officeooo:paragraph-rsid="002bdd7d" style:font-weight-asian="normal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fo:font-weight="normal" officeooo:rsid="002bdd7d" officeooo:paragraph-rsid="002e287f" style:font-weight-asian="normal" style:font-weight-complex="normal"/>
    </style:style>
    <style:style style:name="P21" style:family="paragraph" style:parent-style-name="Standard">
      <style:text-properties fo:font-weight="bold" officeooo:rsid="001957fb" officeooo:paragraph-rsid="001957fb"/>
    </style:style>
    <style:style style:name="P22" style:family="paragraph" style:parent-style-name="Standard" style:list-style-name="L8">
      <style:paragraph-properties fo:text-align="justify" style:justify-single-word="false"/>
      <style:text-properties officeooo:paragraph-rsid="001957fb"/>
    </style:style>
    <style:style style:name="P23" style:family="paragraph" style:parent-style-name="Standard">
      <style:paragraph-properties fo:text-align="justify" style:justify-single-word="false"/>
      <style:text-properties officeooo:paragraph-rsid="001957fb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225172"/>
    </style:style>
    <style:style style:name="P25" style:family="paragraph" style:parent-style-name="Standard">
      <style:paragraph-properties fo:text-align="justify" style:justify-single-word="false"/>
      <style:text-properties officeooo:paragraph-rsid="0039d523"/>
    </style:style>
    <style:style style:name="P26" style:family="paragraph" style:parent-style-name="Standard">
      <style:paragraph-properties fo:text-align="justify" style:justify-single-word="false"/>
      <style:text-properties officeooo:paragraph-rsid="0041dc7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officeooo:rsid="003b9be5" style:font-weight-asian="normal" style:font-weight-complex="normal"/>
    </style:style>
    <style:style style:name="T3" style:family="text">
      <style:text-properties fo:font-style="italic" fo:font-weight="normal" officeooo:rsid="003d6317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9be5" style:font-weight-asian="bold" style:font-weight-complex="bold"/>
    </style:style>
    <style:style style:name="T7" style:family="text">
      <style:text-properties fo:font-weight="bold" officeooo:rsid="0041dc7e" style:font-weight-asian="bold" style:font-weight-complex="bold"/>
    </style:style>
    <style:style style:name="T8" style:family="text">
      <style:text-properties fo:font-weight="bold" officeooo:rsid="003d6317" style:font-weight-asian="bold" style:font-weight-complex="bold"/>
    </style:style>
    <style:style style:name="T9" style:family="text">
      <style:text-properties fo:font-weight="bold" officeooo:rsid="001957fb"/>
    </style:style>
    <style:style style:name="T10" style:family="text">
      <style:text-properties officeooo:rsid="001957fb"/>
    </style:style>
    <style:style style:name="T11" style:family="text">
      <style:text-properties officeooo:rsid="001a666b"/>
    </style:style>
    <style:style style:name="T12" style:family="text">
      <style:text-properties officeooo:rsid="001ee2f7"/>
    </style:style>
    <style:style style:name="T13" style:family="text">
      <style:text-properties officeooo:rsid="001fd6f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57fb" style:font-weight-asian="normal" style:font-weight-complex="normal"/>
    </style:style>
    <style:style style:name="T16" style:family="text">
      <style:text-properties fo:font-weight="normal" officeooo:rsid="003b9be5" style:font-weight-asian="normal" style:font-weight-complex="normal"/>
    </style:style>
    <style:style style:name="T17" style:family="text">
      <style:text-properties fo:font-weight="normal" officeooo:rsid="003d6317" style:font-weight-asian="normal" style:font-weight-complex="normal"/>
    </style:style>
    <style:style style:name="T18" style:family="text">
      <style:text-properties fo:font-weight="normal" officeooo:rsid="0041dc7e" style:font-weight-asian="normal" style:font-weight-complex="normal"/>
    </style:style>
    <style:style style:name="T19" style:family="text">
      <style:text-properties officeooo:rsid="0024b905"/>
    </style:style>
    <style:style style:name="T20" style:family="text">
      <style:text-properties officeooo:rsid="0025c0ff"/>
    </style:style>
    <style:style style:name="T21" style:family="text">
      <style:text-properties officeooo:rsid="00260d6e"/>
    </style:style>
    <style:style style:name="T22" style:family="text">
      <style:text-properties officeooo:rsid="002713ce"/>
    </style:style>
    <style:style style:name="T23" style:family="text">
      <style:text-properties officeooo:rsid="0027f4aa"/>
    </style:style>
    <style:style style:name="T24" style:family="text">
      <style:text-properties officeooo:rsid="00296769"/>
    </style:style>
    <style:style style:name="T25" style:family="text">
      <style:text-properties officeooo:rsid="002c1ae9"/>
    </style:style>
    <style:style style:name="T26" style:family="text">
      <style:text-properties officeooo:rsid="002d5e7d"/>
    </style:style>
    <style:style style:name="T27" style:family="text">
      <style:text-properties officeooo:rsid="0030bcb7"/>
    </style:style>
    <style:style style:name="T28" style:family="text">
      <style:text-properties officeooo:rsid="0033304d"/>
    </style:style>
    <style:style style:name="T29" style:family="text">
      <style:text-properties officeooo:rsid="0039d5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vidade de Engenharia de software</text:p>
      <text:p text:style-name="P1">2<text:span text:style-name="T11">8</text:span>/10/2025</text:p>
      <text:p text:style-name="P1"/>
      <text:p text:style-name="Standard"><text:span text:style-name="T1">Nome</text:span>: Felipe Echeverria Vilhalva, Sizenando</text:p>
      <text:p text:style-name="Standard"/>
      <text:p text:style-name="P10">1) <text:span text:style-name="T5">As interações dos componentes estão definidas por meio das interfaces ‘requires’ e ‘provides’? Descreva os ‘requires’ e ‘provides’ para cada componente.</text:span></text:p>
      <text:p text:style-name="P9"><text:span text:style-name="T5"/></text:p>
      <text:p text:style-name="P15">Sim, as interações descritas para o e-commerce modular definem claramente essas interfaces. A interface “<text:span text:style-name="T12">provides” </text:span>é o que o componente oferece ao sistema, e a interface “<text:span text:style-name="T13">requires” </text:span>é o que ele precisa de outros componentes para funcionar.</text:p>
      <text:p text:style-name="P13"/>
      <text:list xml:id="list315205285" text:style-name="L2">
        <text:list-item>
          <text:p text:style-name="P4">Catálogo de produtos</text:p>
        </text:list-item>
      </text:list>
      <text:list text:style-name="L6">
        <text:list-item>
          <text:list>
            <text:list-item>
              <text:p text:style-name="P16"><text:span text:style-name="T4">Provides:</text:span> Interfaces para cadastrar, exibir e buscar produtos. Fornece dados como imagens, descrições e preços.</text:p>
            </text:list-item>
            <text:list-item>
              <text:p text:style-name="P16"><text:span text:style-name="T4">Requires:</text:span> Principalmente um provedor de dados, mas requer o componente “Navegação e Banners”.</text:p>
            </text:list-item>
          </text:list>
        </text:list-item>
      </text:list>
      <text:list xml:id="list83358799973428" text:continue-list="list315205285" text:style-name="L2">
        <text:list-item>
          <text:p text:style-name="P3">Carrinho de compras</text:p>
          <text:list>
            <text:list-item>
              <text:p text:style-name="P24"><text:span text:style-name="T4">Provides:</text:span> Interfaces para adicionar, remover e atualizar produtos no carrinho. Fornece o estado atual do carrinho (itens e total) e mantém esse estado entre sessões.</text:p>
            </text:list-item>
            <text:list-item>
              <text:p text:style-name="P24"><text:span text:style-name="T4">Requires:</text:span> Requer a interface “<text:span text:style-name="T19">provides” </text:span>d<text:span text:style-name="T19">o “catálogo de produtos” </text:span>(para obter informações do item, como preço) e do “<text:span text:style-name="T20">autenticação” </text:span><text:span text:style-name="T21">s</text:span>(para associar o carrinho a um usuário logado).</text:p>
            </text:list-item>
          </text:list>
        </text:list-item>
        <text:list-item>
          <text:p text:style-name="P2">Módulo de checkout </text:p>
          <text:list>
            <text:list-item>
              <text:p text:style-name="P17"><text:span text:style-name="T4">Provides:</text:span> Interface para processar o pedido final.</text:p>
            </text:list-item>
            <text:list-item>
              <text:p text:style-name="P17"><text:span text:style-name="T4">Requires:</text:span> Requer a interface “<text:span text:style-name="T22">provides do carrinho de compras” </text:span>(para obter a lista final de itens) , do “<text:span text:style-name="T23">autenticação” </text:span>(para obter dados do cliente) , e crucialmente, do “<text:span text:style-name="T24">integração com gateways de pagamento” </text:span>(para processar a transação financeira).</text:p>
            </text:list-item>
          </text:list>
        </text:list-item>
        <text:list-item>
          <text:p text:style-name="P5">Autenticação e cadastro de usuários </text:p>
          <text:list>
            <text:list-item>
              <text:p text:style-name="P18"><text:span text:style-name="T4">Provides:</text:span> Interfaces para controlar acessos (login) , cadastrar novos usuários e fornecer dados seguros dos clientes.</text:p>
            </text:list-item>
            <text:list-item>
              <text:p text:style-name="P18"><text:span text:style-name="T4">Requires:</text:span> (É um componente fundamental que armazena dados, servindo principalmente como provedor para outros componentes).</text:p>
            </text:list-item>
          </text:list>
        </text:list-item>
        <text:list-item>
          <text:p text:style-name="P6">Sistema de avaliações e comentários</text:p>
          <text:list>
            <text:list-item>
              <text:p text:style-name="P19"><text:span text:style-name="T4">Provides:</text:span> Interfaces para submeter feedback (avaliação/comentário) e para exibir feedbacks existentes.</text:p>
            </text:list-item>
            <text:list-item>
              <text:p text:style-name="P19"><text:span text:style-name="T4">Requires:</text:span> Requer a interface “provides” do “<text:span text:style-name="T25">catálogo de produtos” </text:span>(para vincular a avaliação a um produto específico) e do “<text:span text:style-name="T26">autenticação” </text:span>(para identificar o cliente que está comentando).</text:p>
            </text:list-item>
          </text:list>
        </text:list-item>
        <text:list-item>
          <text:p text:style-name="P6">Gerenciamento de banners e navegação </text:p>
        </text:list-item>
      </text:list>
      <text:list text:style-name="L7">
        <text:list-item>
          <text:list>
            <text:list-item>
              <text:p text:style-name="P20"><text:span text:style-name="T4">Provides:</text:span> Interfaces para exibir menus personalizados e banners promocionais.</text:p>
            </text:list-item>
            <text:list-item>
              <text:p text:style-name="P20"><text:span text:style-name="T4">Requires:</text:span> (Atua principalmente como um provedor de layout para outros componentes).</text:p>
            </text:list-item>
          </text:list>
        </text:list-item>
      </text:list>
      <text:list text:continue-list="list83358799973428" text:style-name="L2">
        <text:list-item>
          <text:p text:style-name="P7">Integração com gateways de pagamento</text:p>
          <text:list>
            <text:list-item>
              <text:p text:style-name="P19"><text:span text:style-name="T4">Provides:</text:span> Interfaces para processar pagamentos via Pix, cartão ou boleto. Retorna o status da transação (aprovada/recusada).</text:p>
            </text:list-item>
            <text:list-item>
              <text:p text:style-name="P19"><text:span text:style-name="T4">Requires:</text:span> Requer a interface “<text:span text:style-name="T27">provides de módulo de checkout” </text:span>(para receber o valor total e os detalhes do pedido). Também requer APIs externas (como Mercado Pago ou Vindi).</text:p>
            </text:list-item>
          </text:list>
        </text:list-item>
      </text:list>
      <text:p text:style-name="P14"/>
      <text:p text:style-name="P9"><text:span text:style-name="T5"/></text:p>
      <text:p text:style-name="P12"><text:soft-page-break/>2) <text:span text:style-name="T5">Caso vocês precisassem substituir algum componente por outro, implementado de maneira completamente diferente. Usando um exemplo, explique como tal substituição de componentes poderia ter consequências indesejadas e levar à falha de sistema.</text:span></text:p>
      <text:p text:style-name="P11"><text:span text:style-name="T5"/></text:p>
      <text:p text:style-name="P25"><text:span text:style-name="T10">Vamos supor que o sistema foi inicialmente construído usando o </text:span><text:span text:style-name="T9">Mercado Pago SDK</text:span><text:span text:style-name="T10"> como o componente de “</text:span><text:span text:style-name="T28">integração com gateways de pagamentos”. </text:span><text:span text:style-name="T29">O </text:span><text:span text:style-name="T10">“</text:span><text:span text:style-name="T29">Módulo de checkout” f</text:span><text:span text:style-name="T10">oi projetado especificamente para interagir com ele. </text:span></text:p>
      <text:p text:style-name="P12"/>
      <text:p text:style-name="P12">Agora, a equipe decide substituí-lo pelo componente <text:span text:style-name="T4">Vindi</text:span>, que também é um gateway de pagamento.</text:p>
      <text:p text:style-name="P11"/>
      <text:p text:style-name="P8">Consequências Indesejadas e Falhas:</text:p>
      <text:p text:style-name="P21"/>
      <text:list text:style-name="L8">
        <text:list-item>
          <text:p text:style-name="P22"><text:span text:style-name="T9">Incompatibilidade de Interface (Formato de Dados):</text:span><text:span text:style-name="T15"> </text:span><text:span text:style-name="T16">O “Módulo de checkout” envia dados do pedido. O componente “Mercado Pago” pode esperar o JSON como: {“total_amount”: 100.50, “customer_id: “xyz”}. O novo componente “Vindi” <text:s/>pode esperar um formato diferente, como {“order_value”: 10050, “client_email”: “user@example.com</text:span><text:span text:style-name="T16">”}(note o valor em centavos e a troca de ID por e-mail). Essa diferença na “assinatura” da API causaria uma falha imediata na comuniação.</text:span></text:p>
        </text:list-item>
        <text:list-item>
          <text:p text:style-name="P22"><text:span text:style-name="T6">Quebra de Requisitos Não Funcionais (Checkout Transparente): </text:span><text:span text:style-name="T16">O "Mercado Pago" pode ter sido escolhido por suportar "checkout transparente", onde o cliente paga sem sair da loja. Se o novo componente "Vindi" </text:span><text:span text:style-name="T2">não</text:span><text:span text:style-name="T16"> suportar isso e, em vez disso, redirecionar o usuário para uma página de pagamento externa, isso quebra a experiência do usuário. Pior ainda, o “Módulo de checkout” pode não estar preparado para lidar com esse redirecionamento e com retorno usuário, fazendo com que o “carrinho de compras” perca o estado da sessão, resultando em um pedido pago, mas não registrado no sistema.</text:span></text:p>
        </text:list-item>
        <text:list-item>
          <text:p text:style-name="P22"><text:span text:style-name="T6">Diferenças em "Efeitos Colaterais" (Webhooks): </text:span><text:span text:style-name="T14">O componente "Mercado Pago" pode enviar um webhook para o sistema confirmando o pagamento. O componente "Vindi" também pode enviar um webhook, mas com um formato de dados diferente ou com um tempo de resposta (latência) muito maior. Se o sistema (ex: “</text:span><text:span text:style-name="T17">Módulo de checkout”) foi otimizado para o webhook do “Mercado Pago”, ele pode não conseguir interpretar o webhook do Vindi (falha na automação ) ou pode sofrer um </text:span><text:span text:style-name="T3">timeout</text:span><text:span text:style-name="T17"> esperando uma resposta que demora mais, levando à falha no processamento do pedido.</text:span></text:p>
        </text:list-item>
      </text:list>
      <text:p text:style-name="P23"><text:span text:style-name="T17"/></text:p>
      <text:p text:style-name="P26"><text:span text:style-name="T8">O</text:span><text:span text:style-name="T7">BS</text:span><text:span text:style-name="T18">: <text:s/>“Webhook” é um método de comunicação automatizada entre aplicativos e sistemas, que envia uma mensagem instantaneamente para outro sistema quando um evento específico ocor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8:06:57.264991664</meta:creation-date>
    <dc:date>2025-10-28T08:33:39.794300953</dc:date>
    <meta:editing-duration>PT26M21S</meta:editing-duration>
    <meta:editing-cycles>44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738" meta:character-count="4917" meta:non-whitespace-character-count="4231"/>
  </office:meta>
</office:document-meta>
</file>